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0e663" officeooo:paragraph-rsid="0010e663"/>
    </style:style>
    <style:style style:name="P2" style:family="paragraph" style:parent-style-name="Standard">
      <style:paragraph-properties fo:text-align="end" style:justify-single-word="false"/>
      <style:text-properties style:font-name="Liberation Serif" officeooo:rsid="0010e663" officeooo:paragraph-rsid="0010e66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0e663" officeooo:paragraph-rsid="0010e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emysław Kuczyński</text:p>
      <text:p text:style-name="P1">02-115 Warszawa</text:p>
      <text:p text:style-name="P1">ul. Władysława Okińskiego 1 m. 68</text:p>
      <text:p text:style-name="P1">tel: +48 609 368 705</text:p>
      <text:p text:style-name="P1">p.kuczynski@student.uw.edu.pl</text:p>
      <text:p text:style-name="P1"/>
      <text:p text:style-name="P2"><text:s/>Samsung Poland R&amp;D Center</text:p>
      <text:p text:style-name="P2">00-633 Warszawa</text:p>
      <text:p text:style-name="P2">ul. Polna 11</text:p>
      <text:p text:style-name="P2"/>
      <text:p text:style-name="P3"/>
      <text:p text:style-name="P3"><text:tab/>Jestem studentem drugiego roku informatyki na Uniwersytecie Warszawskim. W związku z Państwa ofertą, chciałbym podjąć współpracę w charakterze praktyk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6:32:50.576000000</meta:creation-date>
    <dc:date>2014-04-18T16:44:08.793000000</dc:date>
    <meta:editing-duration>P0D</meta:editing-duration>
    <meta:editing-cycles>1</meta:editing-cycles>
    <meta:document-statistic meta:table-count="0" meta:image-count="0" meta:object-count="0" meta:page-count="1" meta:paragraph-count="9" meta:word-count="44" meta:character-count="322" meta:non-whitespace-character-count="285"/>
    <meta:generator>LibreOffice/4.2.3.3$Windows_x86 LibreOffice_project/882f8a0a489bc99a9e60c7905a60226254cb6ff0</meta:generator>
  </office:meta>
</office:document-meta>
</file>